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VersionException.VersionException( Throwable nes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Exception.Version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Exception.VersionException( String message , Throwable nes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